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d09a8" officeooo:paragraph-rsid="001d09a8" style:font-size-asian="16pt" style:font-size-complex="16pt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1d09a8" officeooo:paragraph-rsid="001d09a8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d09a8" officeooo:paragraph-rsid="001d09a8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1dd5e5" officeooo:paragraph-rsid="001dd5e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فحد یک هندی یا یک پاکستانی است که اموزش html css خوبی دارد.</text:p>
      <text:p text:style-name="P1">در این سند جلسات به دردبخورش ذکر می شوند</text:p>
      <text:p text:style-name="P1"/>
      <text:p text:style-name="P1"/>
      <text:p text:style-name="P1">۲۵</text:p>
      <text:p text:style-name="P1">در این جلسه در مورد possition و zindex حرف می زند . Position می تواند چهار مقدار بگیرد که همه را در این جلسه توضیح میدهد</text:p>
      <text:p text:style-name="P4">27</text:p>
      <text:p text:style-name="P4">pseud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9</meta:editing-cycles>
    <meta:creation-date>2017-06-01T07:12:00</meta:creation-date>
    <dc:date>2017-11-18T08:35:33.482929594</dc:date>
    <meta:editing-duration>PT13M29S</meta:editing-duration>
    <meta:generator>LibreOffice/5.1.6.2$Linux_X86_64 LibreOffice_project/10m0$Build-2</meta:generator>
    <meta:document-statistic meta:table-count="0" meta:image-count="0" meta:object-count="0" meta:page-count="1" meta:paragraph-count="6" meta:word-count="51" meta:character-count="229" meta:non-whitespace-character-count="1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